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Index_20_1">
      <style:paragraph-properties>
        <style:tab-stops>
          <style:tab-stop style:position="17cm" style:type="right" style:leader-style="dotted" style:leader-text="."/>
        </style:tab-stops>
      </style:paragraph-properties>
    </style:style>
    <style:style style:name="P7" style:family="paragraph" style:parent-style-name="Index_20_2">
      <style:paragraph-properties>
        <style:tab-stops>
          <style:tab-stop style:position="16.501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4-27T19:11:25">2010-04-27</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1">Índice de contenido</text:p>
          </text:index-title>
          <text:p text:style-name="P3">1. <text:a xlink:type="simple" xlink:href="#__RefHeading__203_1842024073" text:style-name="Internet_20_link" text:visited-style-name="Internet_20_link">¿Qué es </text:a><text:alphabetical-index-mark-start text:id="IMark165833052" text:key1="Aplicaciones"/><text:a xlink:type="simple" xlink:href="#__RefHeading__203_1842024073" text:style-name="Internet_20_link" text:visited-style-name="Internet_20_link">Xulpymoney</text:a><text:alphabetical-index-mark-end text:id="IMark165833052"/><text:a xlink:type="simple" xlink:href="#__RefHeading__203_1842024073" text:style-name="Internet_20_link" text:visited-style-name="Internet_20_link">?</text:a><text:tab/><text:a xlink:type="simple" xlink:href="#__RefHeading__203_1842024073" text:style-name="Internet_20_link" text:visited-style-name="Internet_20_link">3</text:a></text:p>
          <text:p text:style-name="P4">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4">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4">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3">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4">2.1. <text:s/><text:a xlink:type="simple" xlink:href="#__RefHeading__213_1842024073" text:style-name="Internet_20_link" text:visited-style-name="Internet_20_link">Base de datos </text:a><text:alphabetical-index-mark-start text:id="IMark165833052" text:key1="Aplicaciones"/><text:a xlink:type="simple" xlink:href="#__RefHeading__213_1842024073" text:style-name="Internet_20_link" text:visited-style-name="Internet_20_link">PostgreSQL</text:a><text:alphabetical-index-mark-end text:id="IMark165833052"/><text:tab/><text:a xlink:type="simple" xlink:href="#__RefHeading__213_1842024073" text:style-name="Internet_20_link" text:visited-style-name="Internet_20_link">4</text:a></text:p>
          <text:p text:style-name="P4">2.2. <text:s/><text:a xlink:type="simple" xlink:href="#__RefHeading__215_1842024073" text:style-name="Internet_20_link" text:visited-style-name="Internet_20_link">Servidor Web </text:a><text:alphabetical-index-mark-start text:id="IMark165833052" text:key1="Aplicaciones"/><text:a xlink:type="simple" xlink:href="#__RefHeading__215_1842024073" text:style-name="Internet_20_link" text:visited-style-name="Internet_20_link">Apache</text:a><text:alphabetical-index-mark-end text:id="IMark165833052"/><text:tab/><text:a xlink:type="simple" xlink:href="#__RefHeading__215_1842024073" text:style-name="Internet_20_link" text:visited-style-name="Internet_20_link">4</text:a></text:p>
          <text:p text:style-name="P4">2.3. <text:s/><text:alphabetical-index-mark-start text:id="IMark165835756" text:key1="Aplicaciones"/><text:a xlink:type="simple" xlink:href="#__RefHeading__217_1842024073" text:style-name="Internet_20_link" text:visited-style-name="Internet_20_link">Xulpymoney</text:a><text:alphabetical-index-mark-end text:id="IMark165835756"/><text:tab/><text:a xlink:type="simple" xlink:href="#__RefHeading__217_1842024073" text:style-name="Internet_20_link" text:visited-style-name="Internet_20_link">4</text:a></text:p>
          <text:p text:style-name="P3">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4">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5">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5">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5">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5">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5">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4">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4">3.3.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5">3.3.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5">3.3.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5">3.3.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4">3.4. <text:s/><text:a xlink:type="simple" xlink:href="#__RefHeading__227_1842024073" text:style-name="Internet_20_link" text:visited-style-name="Internet_20_link">Informes</text:a><text:tab/><text:a xlink:type="simple" xlink:href="#__RefHeading__227_1842024073" text:style-name="Internet_20_link" text:visited-style-name="Internet_20_link">5</text:a></text:p>
          <text:p text:style-name="P5">3.4.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5</text:a></text:p>
          <text:p text:style-name="P5">3.4.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5</text:a></text:p>
          <text:p text:style-name="P5">3.4.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5</text:a></text:p>
          <text:p text:style-name="P5">3.4.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5</text:a></text:p>
          <text:p text:style-name="P5">3.4.5. <text:s/><text:a xlink:type="simple" xlink:href="#__RefHeading__404_1196964457" text:style-name="Internet_20_link" text:visited-style-name="Internet_20_link">Total</text:a><text:tab/><text:a xlink:type="simple" xlink:href="#__RefHeading__404_1196964457" text:style-name="Internet_20_link" text:visited-style-name="Internet_20_link">5</text:a></text:p>
          <text:p text:style-name="P3">4. <text:a xlink:type="simple" xlink:href="#__RefHeading__358_1935074613" text:style-name="Internet_20_link" text:visited-style-name="Internet_20_link">Mantenimiento</text:a><text:tab/><text:a xlink:type="simple" xlink:href="#__RefHeading__358_1935074613" text:style-name="Internet_20_link" text:visited-style-name="Internet_20_link">6</text:a></text:p>
          <text:p text:style-name="P4">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6</text:a></text:p>
          <text:p text:style-name="P4">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6</text:a></text:p>
          <text:p text:style-name="P4">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6</text:a></text:p>
          <text:p text:style-name="P5">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6</text:a></text:p>
          <text:p text:style-name="P3">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7</text:a></text:p>
          <text:p text:style-name="P4">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7</text:a></text:p>
          <text:p text:style-name="P3">6. <text:a xlink:type="simple" xlink:href="#__RefHeading__239_1842024073" text:style-name="Internet_20_link" text:visited-style-name="Internet_20_link">Soporte</text:a><text:tab/><text:a xlink:type="simple" xlink:href="#__RefHeading__239_1842024073" text:style-name="Internet_20_link" text:visited-style-name="Internet_20_link">8</text:a></text:p>
          <text:p text:style-name="P3"><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9</text:a></text:p>
        </text:index-body>
      </text:table-of-content>
      <text:p text:style-name="Text_20_body"/>
      <text:h text:style-name="P2" text:outline-level="1"><text:bookmark text:name="__RefHeading__203_1842024073"/>¿Qué es <text:alphabetical-index-mark-start text:id="IMark166000740" text:key1="Aplicaciones"/><text:alphabetical-index-mark-start text:id="IMark166001052" text:key1="Aplicaciones"/><text:alphabetical-index-mark-start text:id="IMark166001948" text:key1="Aplicaciones"/><text:alphabetical-index-mark-start text:id="IMark166002260" text:key1="Aplicaciones"/>Xulpymoney<text:alphabetical-index-mark-end text:id="IMark166002260"/><text:alphabetical-index-mark-end text:id="IMark166001948"/><text:alphabetical-index-mark-end text:id="IMark166001052"/><text:alphabetical-index-mark-end text:id="IMark166000740"/>?<text:bookmark-end text:name="__RefHeading__203_1842024073"/></text:h>
      <text:h text:style-name="Heading_20_2" text:outline-level="2"><text:bookmark text:name="__RefHeading__205_1842024073"/>¿Quien lo está desarrollando?<text:bookmark-end text:name="__RefHeading__205_1842024073"/></text:h>
      <text:h text:style-name="Heading_20_2" text:outline-level="2"><text:bookmark text:name="__RefHeading__207_1842024073"/>¿Que licencia tiene?<text:bookmark-end text:name="__RefHeading__207_1842024073"/></text:h>
      <text:h text:style-name="Heading_20_2" text:outline-level="2"><text:bookmark text:name="__RefHeading__209_1842024073"/>¿Cómo puedo contribuir?<text:bookmark-end text:name="__RefHeading__209_1842024073"/></text:h>
      <text:h text:style-name="P2"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166002340" text:key1="Aplicaciones"/><text:alphabetical-index-mark-start text:id="IMark166003228" text:key1="Aplicaciones"/><text:alphabetical-index-mark-start text:id="IMark166003540" text:key1="Aplicaciones"/><text:alphabetical-index-mark-start text:id="IMark166003852" text:key1="Aplicaciones"/>PostgreSQL<text:bookmark-end text:name="__RefHeading__213_1842024073"/><text:alphabetical-index-mark-end text:id="IMark166003852"/><text:alphabetical-index-mark-end text:id="IMark166003540"/><text:alphabetical-index-mark-end text:id="IMark166003228"/><text:alphabetical-index-mark-end text:id="IMark166002340"/></text:h>
      <text:h text:style-name="Heading_20_2" text:outline-level="2"><text:bookmark text:name="__RefHeading__215_1842024073"/>Servidor Web <text:alphabetical-index-mark-start text:id="IMark166002356" text:key1="Aplicaciones"/><text:alphabetical-index-mark-start text:id="IMark166003268" text:key1="Aplicaciones"/><text:alphabetical-index-mark-start text:id="IMark166003580" text:key1="Aplicaciones"/><text:alphabetical-index-mark-start text:id="IMark166003892" text:key1="Aplicaciones"/>Apache<text:bookmark-end text:name="__RefHeading__215_1842024073"/><text:alphabetical-index-mark-end text:id="IMark166003892"/><text:alphabetical-index-mark-end text:id="IMark166003580"/><text:alphabetical-index-mark-end text:id="IMark166003268"/><text:alphabetical-index-mark-end text:id="IMark166002356"/></text:h>
      <text:h text:style-name="Heading_20_2" text:outline-level="2"><text:bookmark text:name="__RefHeading__217_1842024073"/><text:alphabetical-index-mark-start text:id="IMark166002292" text:key1="Aplicaciones"/><text:alphabetical-index-mark-start text:id="IMark166003204" text:key1="Aplicaciones"/><text:alphabetical-index-mark-start text:id="IMark166003516" text:key1="Aplicaciones"/><text:alphabetical-index-mark-start text:id="IMark166003828" text:key1="Aplicaciones"/>Xulpymoney<text:bookmark-end text:name="__RefHeading__217_1842024073"/><text:alphabetical-index-mark-end text:id="IMark166003828"/><text:alphabetical-index-mark-end text:id="IMark166003516"/><text:alphabetical-index-mark-end text:id="IMark166003204"/><text:alphabetical-index-mark-end text:id="IMark166002292"/></text:h>
      <text:h text:style-name="P2"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h text:style-name="Heading_20_3" text:outline-level="3"><text:bookmark text:name="__RefHeading__245_1842024073"/>Listado de entidades<text:bookmark-end text:name="__RefHeading__245_1842024073"/></text:h>
      <text:h text:style-name="Heading_20_3" text:outline-level="3"><text:bookmark text:name="__RefHeading__247_1842024073"/>Nueva entidad<text:bookmark-end text:name="__RefHeading__247_1842024073"/></text:h>
      <text:h text:style-name="Heading_20_3" text:outline-level="3"><text:bookmark text:name="__RefHeading__249_1842024073"/>Modificar entidad<text:bookmark-end text:name="__RefHeading__249_1842024073"/></text:h>
      <text:h text:style-name="Heading_20_3" text:outline-level="3"><text:bookmark text:name="__RefHeading__251_1842024073"/>Desactivar entidad<text:bookmark-end text:name="__RefHeading__251_1842024073"/></text:h>
      <text:h text:style-name="Heading_20_3" text:outline-level="3"><text:bookmark text:name="__RefHeading__366_1842024073"/>Patrimonio en una entidad<text:bookmark-end text:name="__RefHeading__366_1842024073"/></text:h>
      <text:h text:style-name="Heading_20_2" text:outline-level="2"><text:bookmark text:name="__RefHeading__223_1842024073"/>Cuentas<text:bookmark-end text:name="__RefHeading__223_1842024073"/></text:h>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2"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2"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h text:style-name="P2" text:outline-level="1"><text:bookmark text:name="__RefHeading__239_1842024073"/>Soporte<text:bookmark-end text:name="__RefHeading__239_1842024073"/></text:h>
      <text:h text:style-name="P2"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6">Aplicaciones<text:tab/></text:p>
          <text:p text:style-name="P7">Apache<text:tab/>2, 4</text:p>
          <text:p text:style-name="P7">PostgreSQL<text:tab/>2, 4</text:p>
          <text:p text:style-name="P7">Xulpymoney<text:tab/>2-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paragraph-properties fo:margin-left="0cm" fo:margin-right="0cm" fo:margin-top="0cm" fo:margin-bottom="0.212cm"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16</meta:editing-cycles>
    <meta:editing-duration>PT00H38M45S</meta:editing-duration>
    <meta:keyword>Manual Usuario Xulpymoney Ayuda Programa Contabilidad Xul</meta:keyword>
    <dc:subject>Manual de usuario de Xulpymoney</dc:subject>
    <dc:title>Xulpymoney</dc:title>
    <dc:date>2010-04-27T19:11:25</dc:date>
    <meta:document-statistic meta:table-count="0" meta:image-count="0" meta:object-count="0" meta:page-count="9" meta:paragraph-count="81" meta:word-count="360" meta:character-count="2230"/>
  </office:meta>
</office:document-meta>
</file>